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main()</text:p>
      <text:p text:style-name="Standard">{</text:p>
      <text:p text:style-name="Standard"><text:tab/><text:span text:style-name="T1">LoadSettings();</text:span></text:p>
      <text:p text:style-name="Standard"><text:tab/>OpenWindow();</text:p>
      <text:p text:style-name="Standard"><text:tab/>winMan.load();</text:p>
      <text:p text:style-name="Standard">start_level_1:</text:p>
      <text:p text:style-name="Standard"><text:tab/>role = winMan.ShowStartMenu();</text:p>
      <text:p text:style-name="Standard"><text:tab/>if ( role == HOST){</text:p>
      <text:p text:style-name="Standard"><text:tab/><text:tab/>comm.StartServer(...);</text:p>
      <text:p text:style-name="Standard"><text:tab/>}else if ( role == JOIN){</text:p>
      <text:p text:style-name="Standard"><text:tab/><text:tab/>comm.StartClient(...);</text:p>
      <text:p text:style-name="Standard"><text:tab/>}else{</text:p>
      <text:p text:style-name="Standard"><text:tab/><text:tab/>goto end_level_1;</text:p>
      <text:p text:style-name="Standard"><text:tab/>}</text:p>
      <text:p text:style-name="Standard"><text:tab/></text:p>
      <text:p text:style-name="Standard"><text:tab/></text:p>
      <text:p text:style-name="Standard"><text:tab/>ret=winMan.ShowLobby();</text:p>
      <text:p text:style-name="Standard"><text:tab/>if {ret==0){</text:p>
      <text:p text:style-name="Standard"><text:tab/><text:tab/>goto start_level_1;</text:p>
      <text:p text:style-name="Standard"><text:tab/>}</text:p>
      <text:p text:style-name="Standard"/>
      <text:p text:style-name="Standard"><text:tab/>//Game Started</text:p>
      <text:p text:style-name="Standard"><text:tab/>while (!done){</text:p>
      <text:p text:style-name="P2"><text:tab/>switch (gameState){</text:p>
      <text:p text:style-name="P2"><text:tab/>case GameStart:</text:p>
      <text:p text:style-name="P2"><text:tab/><text:tab/>game.onInit();</text:p>
      <text:p text:style-name="P2"><text:tab/><text:tab/>gameState=GameRun;</text:p>
      <text:p text:style-name="P2"><text:tab/><text:tab/>break;</text:p>
      <text:p text:style-name="P2"><text:tab/>case GameRun:</text:p>
      <text:p text:style-name="P2"><text:tab/><text:tab/>comm.onCommEvent();</text:p>
      <text:p text:style-name="P2"><text:tab/><text:tab/>game.onInput();</text:p>
      <text:p text:style-name="Standard"><text:tab/><text:tab/><text:tab/>game.onLoop();</text:p>
      <text:p text:style-name="P2"><text:tab/><text:tab/>game.onRender();</text:p>
      <text:p text:style-name="P2"><text:tab/><text:tab/>if (problem)</text:p>
      <text:p text:style-name="P2"><text:tab/><text:tab/><text:tab/>gameState = GameStop;</text:p>
      <text:p text:style-name="P2"><text:tab/><text:tab/>break;</text:p>
      <text:p text:style-name="P2"><text:tab/>case GameStop</text:p>
      <text:p text:style-name="P2"><text:tab/><text:tab/>comm.onCleanup();</text:p>
      <text:p text:style-name="P2"><text:tab/><text:tab/>game.onCleanup();</text:p>
      <text:p text:style-name="P2"><text:tab/><text:tab/>done=true;</text:p>
      <text:p text:style-name="P2"><text:tab/><text:tab/>break;</text:p>
      <text:p text:style-name="P1"><text:span text:style-name="T1"><text:tab/>}</text:span><text:tab/><text:tab/></text:p>
      <text:p text:style-name="Standard"><text:tab/>}</text:p>
      <text:p text:style-name="Standard">end_level_1:<text:tab/></text:p>
      <text:p text:style-name="Standard"><text:tab/>winMain.unload();</text:p>
      <text:p text:style-name="Standard"><text:tab/>CloseWindow();</text:p>
      <text:p text:style-name="Standard"><text:tab/>return;</text:p>
      <text:p text:style-name="Standard">}</text:p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9T20:27:48.66</meta:creation-date>
    <dc:date>2012-11-02T20:48:25.10</dc:date>
    <meta:editing-duration>P4DT20M27S</meta:editing-duration>
    <meta:editing-cycles>32</meta:editing-cycles>
    <meta:generator>OpenOffice.org/3.3$Win32 OpenOffice.org_project/330m20$Build-9567</meta:generator>
    <meta:document-statistic meta:table-count="0" meta:image-count="0" meta:object-count="0" meta:page-count="2" meta:paragraph-count="47" meta:word-count="68" meta:character-count="658"/>
  </office:meta>
</office:document-meta>
</file>